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2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22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30" calcext:value-type="float">
            <text:p>63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6-03" calcext:value-type="date">
            <text:p>03/06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7-03" calcext:value-type="date">
            <text:p>03/07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3]-[.F13]" office:value-type="float" office:value="630" calcext:value-type="float">
            <text:p>63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3])" office:value-type="float" office:value="630" calcext:value-type="float">
            <text:p>63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6P0" style:volatile="true">
      <number:text>R$""""""""""""""""""""""""""""""""""""""""""""""""""</number:text>
    </number:number-style>
    <number:number-style style:name="N136">
      <style:text-properties fo:color="#ff0000"/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""""""""""""""""""""""""""""""""""</number:text>
    </number:number-style>
    <number:number-style style:name="N138P1" style:volatile="true">
      <number:text>R$(""""""""""""""""""""""""""""""""""""""""""""""""""</number:text>
    </number:number-style>
    <number:number-style style:name="N138">
      <number:text>R$-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date-style style:name="N146">
      <number:month number:style="long"/>
      <number:text>/</number:text>
      <number:year number:style="long"/>
    </number:date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text>R$""""""""""""""""""""""""""""""""""""""""""""""""""</number:text>
    </number:number-style>
    <number:number-style style:name="N153">
      <number:text>(R$""""""""""""""""""""""""""""""""""""""""""""""""""</number:text>
      <style:map style:condition="value()&gt;=0" style:apply-style-name="N153P0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time-style style:name="N157">
      <number:minutes number:style="long"/>
      <number:text>:</number:text>
      <number:seconds number:style="long"/>
    </number:time-style>
    <number:date-style style:name="N158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23.521992835">00:00:00</text:time></text:span><text:span text:style-name="MT2"><text:s/></text:span></text:p>
        </style:region-center>
        <style:region-right>
          <text:p><text:span text:style-name="MT4">Campos Mat. Eletr. Hidr. Soc. Un. Ltda.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Campos Mat. Eletr. Hidr. Soc. Un. Ltda.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3.5241233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8-01T14:40:23.861222202</dc:date>
    <meta:print-date>2025-01-02T18:05:13.032000000</meta:print-date>
    <dc:language>pt-PT</dc:language>
    <meta:editing-cycles>574</meta:editing-cycles>
    <meta:editing-duration>P1DT8H8M10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